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83.0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</office:automatic-styles>
  <office:body>
    <office:spreadsheet>
      <table:table table:name="Feuille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FIGHTERS</text:p>
          </table:table-cell>
          <table:table-cell table:formula="of:=INT([.C1]*10/(RAND()*100+50))" office:value-type="float" office:value="697" calcext:value-type="float">
            <text:p>697</text:p>
          </table:table-cell>
          <table:table-cell table:formula="of:=INT([.D1]*10/(RAND()*100+50))" office:value-type="float" office:value="24535" calcext:value-type="float">
            <text:p>24535</text:p>
          </table:table-cell>
          <table:table-cell table:formula="of:=INT([.E1]*10/(RAND()*100+50))" office:value-type="float" office:value="439" calcext:value-type="float">
            <text:p>439</text:p>
          </table:table-cell>
          <table:table-cell table:formula="of:=INT([.F1]*10/(RAND()*100+50))" office:value-type="float" office:value="7379" calcext:value-type="float">
            <text:p>7379</text:p>
          </table:table-cell>
          <table:table-cell table:formula="of:=INT([.G1]*10/(RAND()*100+50))" office:value-type="float" office:value="17899" calcext:value-type="float">
            <text:p>17899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NCOs</text:p>
          </table:table-cell>
          <table:table-cell table:formula="of:=INT([.C2]/20)" office:value-type="float" office:value="34" calcext:value-type="float">
            <text:p>34</text:p>
          </table:table-cell>
          <table:table-cell table:formula="of:=INT([.D2]/20)" office:value-type="float" office:value="1226" calcext:value-type="float">
            <text:p>1226</text:p>
          </table:table-cell>
          <table:table-cell table:formula="of:=INT([.E2]/20)" office:value-type="float" office:value="21" calcext:value-type="float">
            <text:p>21</text:p>
          </table:table-cell>
          <table:table-cell table:formula="of:=INT([.F2]/20)" office:value-type="float" office:value="368" calcext:value-type="float">
            <text:p>368</text:p>
          </table:table-cell>
          <table:table-cell table:formula="of:=INT([.G2]/20)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JUNIOR OFFICERS</text:p>
          </table:table-cell>
          <table:table-cell table:formula="of:=INT([.C3]/5)" office:value-type="float" office:value="6" calcext:value-type="float">
            <text:p>6</text:p>
          </table:table-cell>
          <table:table-cell table:formula="of:=INT([.D3]/5)" office:value-type="float" office:value="245" calcext:value-type="float">
            <text:p>245</text:p>
          </table:table-cell>
          <table:table-cell table:formula="of:=INT([.E3]/5)" office:value-type="float" office:value="4" calcext:value-type="float">
            <text:p>4</text:p>
          </table:table-cell>
          <table:table-cell table:formula="of:=INT([.F3]/5)" office:value-type="float" office:value="73" calcext:value-type="float">
            <text:p>73</text:p>
          </table:table-cell>
          <table:table-cell table:formula="of:=INT([.G3]/5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SENIOR OFFICERS</text:p>
          </table:table-cell>
          <table:table-cell table:formula="of:=INT([.C4]/5)" office:value-type="float" office:value="1" calcext:value-type="float">
            <text:p>1</text:p>
          </table:table-cell>
          <table:table-cell table:formula="of:=INT([.D4]/5)" office:value-type="float" office:value="49" calcext:value-type="float">
            <text:p>49</text:p>
          </table:table-cell>
          <table:table-cell table:formula="of:=INT([.E4]/5)" office:value-type="float" office:value="0" calcext:value-type="float">
            <text:p>0</text:p>
          </table:table-cell>
          <table:table-cell table:formula="of:=INT([.F4]/5)" office:value-type="float" office:value="14" calcext:value-type="float">
            <text:p>14</text:p>
          </table:table-cell>
          <table:table-cell table:formula="of:=INT([.G4]/5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GENERALS</text:p>
          </table:table-cell>
          <table:table-cell table:formula="of:=MAX(INT([.C5]/5);1)" office:value-type="float" office:value="1" calcext:value-type="float">
            <text:p>1</text:p>
          </table:table-cell>
          <table:table-cell table:formula="of:=MAX(INT([.D5]/5);1)" office:value-type="float" office:value="9" calcext:value-type="float">
            <text:p>9</text:p>
          </table:table-cell>
          <table:table-cell table:formula="of:=MAX(INT([.E5]/5);1)" office:value-type="float" office:value="1" calcext:value-type="float">
            <text:p>1</text:p>
          </table:table-cell>
          <table:table-cell table:formula="of:=MAX(INT([.F5]/5);1)" office:value-type="float" office:value="2" calcext:value-type="float">
            <text:p>2</text:p>
          </table:table-cell>
          <table:table-cell table:formula="of:=MAX(INT([.G5]/5);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STUDENT MONKS</text:p>
          </table:table-cell>
          <table:table-cell table:formula="of:=INT([.C1]/(200*(RAND()+RAND())))" office:value-type="float" office:value="109" calcext:value-type="float">
            <text:p>109</text:p>
          </table:table-cell>
          <table:table-cell table:formula="of:=INT([.D1]/(200*(RAND()+RAND())))" office:value-type="float" office:value="1035" calcext:value-type="float">
            <text:p>1035</text:p>
          </table:table-cell>
          <table:table-cell table:formula="of:=INT([.E1]/(200*(RAND()+RAND())))" office:value-type="float" office:value="45" calcext:value-type="float">
            <text:p>45</text:p>
          </table:table-cell>
          <table:table-cell table:formula="of:=INT([.F1]/(200*(RAND()+RAND())))" office:value-type="float" office:value="320" calcext:value-type="float">
            <text:p>320</text:p>
          </table:table-cell>
          <table:table-cell table:formula="of:=INT([.G1]/(200*(RAND()+RAND())))" office:value-type="float" office:value="493" calcext:value-type="float">
            <text:p>493</text:p>
          </table:table-cell>
        </table:table-row>
        <table:table-row table:style-name="ro1">
          <table:table-cell table:number-columns-repeated="2" office:value-type="string" calcext:value-type="string">
            <text:p>MONASTERIES</text:p>
          </table:table-cell>
          <table:table-cell table:formula="of:=MAX(1;INT([.C7]/(100*(0.5+RAND()))))" office:value-type="float" office:value="1" calcext:value-type="float">
            <text:p>1</text:p>
          </table:table-cell>
          <table:table-cell table:formula="of:=MAX(1;INT([.D7]/(100*(0.5+RAND()))))" office:value-type="float" office:value="9" calcext:value-type="float">
            <text:p>9</text:p>
          </table:table-cell>
          <table:table-cell table:formula="of:=MAX(1;INT([.E7]/(100*(0.5+RAND()))))" office:value-type="float" office:value="1" calcext:value-type="float">
            <text:p>1</text:p>
          </table:table-cell>
          <table:table-cell table:formula="of:=MAX(1;INT([.F7]/(100*(0.5+RAND()))))" office:value-type="float" office:value="2" calcext:value-type="float">
            <text:p>2</text:p>
          </table:table-cell>
          <table:table-cell table:formula="of:=MAX(1;INT([.G7]/(100*(0.5+RAND()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 STUDENTS</text:p>
          </table:table-cell>
          <table:table-cell table:formula="of:=INT([.C8]*0.7)" office:value-type="float" office:value="0" calcext:value-type="float">
            <text:p>0</text:p>
          </table:table-cell>
          <table:table-cell table:formula="of:=INT([.D8]*0.7)" office:value-type="float" office:value="6" calcext:value-type="float">
            <text:p>6</text:p>
          </table:table-cell>
          <table:table-cell table:formula="of:=INT([.E8]*0.7)" office:value-type="float" office:value="0" calcext:value-type="float">
            <text:p>0</text:p>
          </table:table-cell>
          <table:table-cell table:formula="of:=INT([.F8]*0.7)" office:value-type="float" office:value="1" calcext:value-type="float">
            <text:p>1</text:p>
          </table:table-cell>
          <table:table-cell table:formula="of:=INT([.G8]*0.7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 STUDENTS</text:p>
          </table:table-cell>
          <table:table-cell table:formula="of:=[.C7]-[.C9]" office:value-type="float" office:value="109" calcext:value-type="float">
            <text:p>109</text:p>
          </table:table-cell>
          <table:table-cell table:formula="of:=[.D7]-[.D9]" office:value-type="float" office:value="1029" calcext:value-type="float">
            <text:p>1029</text:p>
          </table:table-cell>
          <table:table-cell table:formula="of:=[.E7]-[.E9]" office:value-type="float" office:value="45" calcext:value-type="float">
            <text:p>45</text:p>
          </table:table-cell>
          <table:table-cell table:formula="of:=[.F7]-[.F9]" office:value-type="float" office:value="319" calcext:value-type="float">
            <text:p>319</text:p>
          </table:table-cell>
          <table:table-cell table:formula="of:=[.G7]-[.G9]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S</text:p>
          </table:table-cell>
          <table:table-cell table:formula="of:=INT([.C9]/5)" office:value-type="float" office:value="0" calcext:value-type="float">
            <text:p>0</text:p>
          </table:table-cell>
          <table:table-cell table:formula="of:=INT([.D9]/5)" office:value-type="float" office:value="1" calcext:value-type="float">
            <text:p>1</text:p>
          </table:table-cell>
          <table:table-cell table:formula="of:=INT([.E9]/5)" office:value-type="float" office:value="0" calcext:value-type="float">
            <text:p>0</text:p>
          </table:table-cell>
          <table:table-cell table:formula="of:=INT([.F9]/5)" office:value-type="float" office:value="0" calcext:value-type="float">
            <text:p>0</text:p>
          </table:table-cell>
          <table:table-cell table:formula="of:=INT([.G9]/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S</text:p>
          </table:table-cell>
          <table:table-cell table:formula="of:=INT([.C10]/5)" office:value-type="float" office:value="21" calcext:value-type="float">
            <text:p>21</text:p>
          </table:table-cell>
          <table:table-cell table:formula="of:=INT([.D10]/5)" office:value-type="float" office:value="205" calcext:value-type="float">
            <text:p>205</text:p>
          </table:table-cell>
          <table:table-cell table:formula="of:=INT([.E10]/5)" office:value-type="float" office:value="9" calcext:value-type="float">
            <text:p>9</text:p>
          </table:table-cell>
          <table:table-cell table:formula="of:=INT([.F10]/5)" office:value-type="float" office:value="63" calcext:value-type="float">
            <text:p>63</text:p>
          </table:table-cell>
          <table:table-cell table:formula="of:=INT([.G10]/5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S MASTERS</text:p>
          </table:table-cell>
          <table:table-cell table:formula="of:=INT([.C11]/(10*(RAND()+RAND())))" office:value-type="float" office:value="0" calcext:value-type="float">
            <text:p>0</text:p>
          </table:table-cell>
          <table:table-cell table:formula="of:=INT([.D11]/(10*(RAND()+RAND())))" office:value-type="float" office:value="0" calcext:value-type="float">
            <text:p>0</text:p>
          </table:table-cell>
          <table:table-cell table:formula="of:=INT([.E11]/(10*(RAND()+RAND())))" office:value-type="float" office:value="0" calcext:value-type="float">
            <text:p>0</text:p>
          </table:table-cell>
          <table:table-cell table:formula="of:=INT([.F11]/(10*(RAND()+RAND())))" office:value-type="float" office:value="0" calcext:value-type="float">
            <text:p>0</text:p>
          </table:table-cell>
          <table:table-cell table:formula="of:=INT([.G11]/(10*(RAND()+RAND()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 MASTERS</text:p>
          </table:table-cell>
          <table:table-cell table:formula="of:=MAX(1;INT([.C12]/(10*(RAND()+RAND()))))" office:value-type="float" office:value="4" calcext:value-type="float">
            <text:p>4</text:p>
          </table:table-cell>
          <table:table-cell table:formula="of:=MAX(1;INT([.D12]/(10*(RAND()+RAND()))))" office:value-type="float" office:value="17" calcext:value-type="float">
            <text:p>17</text:p>
          </table:table-cell>
          <table:table-cell table:formula="of:=MAX(1;INT([.E12]/(10*(RAND()+RAND()))))" office:value-type="float" office:value="1" calcext:value-type="float">
            <text:p>1</text:p>
          </table:table-cell>
          <table:table-cell table:formula="of:=MAX(1;INT([.F12]/(10*(RAND()+RAND()))))" office:value-type="float" office:value="5" calcext:value-type="float">
            <text:p>5</text:p>
          </table:table-cell>
          <table:table-cell table:formula="of:=MAX(1;INT([.G12]/(10*(RAND()+RAND()))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CLERGY</text:p>
          </table:table-cell>
          <table:table-cell table:formula="of:=INT([.C1]/(100*(0.5+RAND())))" office:value-type="float" office:value="170" calcext:value-type="float">
            <text:p>170</text:p>
          </table:table-cell>
          <table:table-cell table:formula="of:=INT([.D1]/(100*(0.5+RAND())))" office:value-type="float" office:value="2375" calcext:value-type="float">
            <text:p>2375</text:p>
          </table:table-cell>
          <table:table-cell table:formula="of:=INT([.E1]/(100*(0.5+RAND())))" office:value-type="float" office:value="47" calcext:value-type="float">
            <text:p>47</text:p>
          </table:table-cell>
          <table:table-cell table:formula="of:=INT([.F1]/(100*(0.5+RAND())))" office:value-type="float" office:value="284" calcext:value-type="float">
            <text:p>284</text:p>
          </table:table-cell>
          <table:table-cell table:formula="of:=INT([.G1]/(100*(0.5+RAND())))"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TEMPLES</text:p>
          </table:table-cell>
          <table:table-cell table:formula="of:=INT([.C15]/(3*(0.5+RAND())))" office:value-type="float" office:value="44" calcext:value-type="float">
            <text:p>44</text:p>
          </table:table-cell>
          <table:table-cell table:formula="of:=INT([.D15]/(3*(0.5+RAND())))" office:value-type="float" office:value="599" calcext:value-type="float">
            <text:p>599</text:p>
          </table:table-cell>
          <table:table-cell table:formula="of:=INT([.E15]/(3*(0.5+RAND())))" office:value-type="float" office:value="18" calcext:value-type="float">
            <text:p>18</text:p>
          </table:table-cell>
          <table:table-cell table:formula="of:=INT([.F15]/(3*(0.5+RAND())))" office:value-type="float" office:value="168" calcext:value-type="float">
            <text:p>168</text:p>
          </table:table-cell>
          <table:table-cell table:formula="of:=INT([.G15]/(3*(0.5+RAND())))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SHRINES</text:p>
          </table:table-cell>
          <table:table-cell table:formula="of:=INT([.C16]/(3*(0.5+RAND())))" office:value-type="float" office:value="10" calcext:value-type="float">
            <text:p>10</text:p>
          </table:table-cell>
          <table:table-cell table:formula="of:=INT([.D16]/(3*(0.5+RAND())))" office:value-type="float" office:value="236" calcext:value-type="float">
            <text:p>236</text:p>
          </table:table-cell>
          <table:table-cell table:formula="of:=INT([.E16]/(3*(0.5+RAND())))" office:value-type="float" office:value="7" calcext:value-type="float">
            <text:p>7</text:p>
          </table:table-cell>
          <table:table-cell table:formula="of:=INT([.F16]/(3*(0.5+RAND())))" office:value-type="float" office:value="90" calcext:value-type="float">
            <text:p>90</text:p>
          </table:table-cell>
          <table:table-cell table:formula="of:=INT([.G16]/(3*(0.5+RAND())))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SQUIRES</text:p>
          </table:table-cell>
          <table:table-cell table:formula="of:=INT([.C17]*RAND()*10)" office:value-type="float" office:value="1" calcext:value-type="float">
            <text:p>1</text:p>
          </table:table-cell>
          <table:table-cell table:formula="of:=INT([.D17]*RAND()*10)" office:value-type="float" office:value="1983" calcext:value-type="float">
            <text:p>1983</text:p>
          </table:table-cell>
          <table:table-cell table:formula="of:=INT([.E17]*RAND()*10)" office:value-type="float" office:value="39" calcext:value-type="float">
            <text:p>39</text:p>
          </table:table-cell>
          <table:table-cell table:formula="of:=INT([.F17]*RAND()*10)" office:value-type="float" office:value="600" calcext:value-type="float">
            <text:p>600</text:p>
          </table:table-cell>
          <table:table-cell table:formula="of:=INT([.G17]*RAND()*10)"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PALADINS</text:p>
          </table:table-cell>
          <table:table-cell table:formula="of:=[.C17]*FLOOR(RANDBETWEEN(1;5))" office:value-type="float" office:value="30" calcext:value-type="float">
            <text:p>30</text:p>
          </table:table-cell>
          <table:table-cell table:formula="of:=[.D17]*FLOOR(RANDBETWEEN(1;5))" office:value-type="float" office:value="1180" calcext:value-type="float">
            <text:p>1180</text:p>
          </table:table-cell>
          <table:table-cell table:formula="of:=[.E17]*FLOOR(RANDBETWEEN(1;5))" office:value-type="float" office:value="35" calcext:value-type="float">
            <text:p>35</text:p>
          </table:table-cell>
          <table:table-cell table:formula="of:=[.F17]*FLOOR(RANDBETWEEN(1;5))" office:value-type="float" office:value="450" calcext:value-type="float">
            <text:p>450</text:p>
          </table:table-cell>
          <table:table-cell table:formula="of:=[.G17]*FLOOR(RANDBETWEEN(1;5))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PALADINS ERRANTS</text:p>
          </table:table-cell>
          <table:table-cell table:formula="of:=[.C17]*FLOOR(RANDBETWEEN(1;5))" office:value-type="float" office:value="10" calcext:value-type="float">
            <text:p>10</text:p>
          </table:table-cell>
          <table:table-cell table:formula="of:=[.D17]*FLOOR(RANDBETWEEN(1;5))" office:value-type="float" office:value="944" calcext:value-type="float">
            <text:p>944</text:p>
          </table:table-cell>
          <table:table-cell table:formula="of:=[.E17]*FLOOR(RANDBETWEEN(1;5))" office:value-type="float" office:value="28" calcext:value-type="float">
            <text:p>28</text:p>
          </table:table-cell>
          <table:table-cell table:formula="of:=[.F17]*FLOOR(RANDBETWEEN(1;5))" office:value-type="float" office:value="270" calcext:value-type="float">
            <text:p>270</text:p>
          </table:table-cell>
          <table:table-cell table:formula="of:=[.G17]*FLOOR(RANDBETWEEN(1;5))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TOTAL HEALERS</text:p>
          </table:table-cell>
          <table:table-cell table:formula="of:=INT([.C1]/(100*(0.5+RAND())))" office:value-type="float" office:value="154" calcext:value-type="float">
            <text:p>154</text:p>
          </table:table-cell>
          <table:table-cell table:formula="of:=INT([.D1]/(100*(0.5+RAND())))" office:value-type="float" office:value="2267" calcext:value-type="float">
            <text:p>2267</text:p>
          </table:table-cell>
          <table:table-cell table:formula="of:=INT([.E1]/(100*(0.5+RAND())))" office:value-type="float" office:value="86" calcext:value-type="float">
            <text:p>86</text:p>
          </table:table-cell>
          <table:table-cell table:formula="of:=INT([.F1]/(100*(0.5+RAND())))" office:value-type="float" office:value="322" calcext:value-type="float">
            <text:p>322</text:p>
          </table:table-cell>
          <table:table-cell table:formula="of:=INT([.G1]/(100*(0.5+RAND())))"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CHANNELING HEALERS</text:p>
          </table:table-cell>
          <table:table-cell table:formula="of:=FLOOR([.C21]*0.3)" office:value-type="float" office:value="46" calcext:value-type="float">
            <text:p>46</text:p>
          </table:table-cell>
          <table:table-cell table:formula="of:=FLOOR([.D21]*0.3)" office:value-type="float" office:value="680" calcext:value-type="float">
            <text:p>680</text:p>
          </table:table-cell>
          <table:table-cell table:formula="of:=FLOOR([.E21]*0.3)" office:value-type="float" office:value="25" calcext:value-type="float">
            <text:p>25</text:p>
          </table:table-cell>
          <table:table-cell table:formula="of:=FLOOR([.F21]*0.3)" office:value-type="float" office:value="96" calcext:value-type="float">
            <text:p>96</text:p>
          </table:table-cell>
          <table:table-cell table:formula="of:=FLOOR([.G21]*0.3)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LAY HEALERS</text:p>
          </table:table-cell>
          <table:table-cell table:formula="of:=[.C21]-[.C22]" office:value-type="float" office:value="108" calcext:value-type="float">
            <text:p>108</text:p>
          </table:table-cell>
          <table:table-cell table:formula="of:=[.D21]-[.D22]" office:value-type="float" office:value="1587" calcext:value-type="float">
            <text:p>1587</text:p>
          </table:table-cell>
          <table:table-cell table:formula="of:=[.E21]-[.E22]" office:value-type="float" office:value="61" calcext:value-type="float">
            <text:p>61</text:p>
          </table:table-cell>
          <table:table-cell table:formula="of:=[.F21]-[.F22]" office:value-type="float" office:value="226" calcext:value-type="float">
            <text:p>226</text:p>
          </table:table-cell>
          <table:table-cell table:formula="of:=[.G21]-[.G22]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CLINICS</text:p>
          </table:table-cell>
          <table:table-cell table:formula="of:=FLOOR([.C21]/INT(RANDBETWEEN(3;31)))" office:value-type="float" office:value="7" calcext:value-type="float">
            <text:p>7</text:p>
          </table:table-cell>
          <table:table-cell table:formula="of:=FLOOR([.D21]/INT(RANDBETWEEN(3;31)))" office:value-type="float" office:value="83" calcext:value-type="float">
            <text:p>83</text:p>
          </table:table-cell>
          <table:table-cell table:formula="of:=FLOOR([.E21]/INT(RANDBETWEEN(3;31)))" office:value-type="float" office:value="8" calcext:value-type="float">
            <text:p>8</text:p>
          </table:table-cell>
          <table:table-cell table:formula="of:=FLOOR([.F21]/INT(RANDBETWEEN(3;31)))" office:value-type="float" office:value="40" calcext:value-type="float">
            <text:p>40</text:p>
          </table:table-cell>
          <table:table-cell table:formula="of:=FLOOR([.G21]/INT(RANDBETWEEN(3;31)))"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string" calcext:value-type="string">
            <text:p>UNDERWORLD</text:p>
          </table:table-cell>
          <table:table-cell table:formula="of:=INT([.C1]/(100*(RAND()+RAND())))" office:value-type="float" office:value="108" calcext:value-type="float">
            <text:p>108</text:p>
          </table:table-cell>
          <table:table-cell table:formula="of:=INT([.D1]/(100*(RAND()+RAND())))" office:value-type="float" office:value="4872" calcext:value-type="float">
            <text:p>4872</text:p>
          </table:table-cell>
          <table:table-cell table:formula="of:=INT([.E1]/(100*(RAND()+RAND())))" office:value-type="float" office:value="55" calcext:value-type="float">
            <text:p>55</text:p>
          </table:table-cell>
          <table:table-cell table:formula="of:=INT([.F1]/(100*(RAND()+RAND())))" office:value-type="float" office:value="340" calcext:value-type="float">
            <text:p>340</text:p>
          </table:table-cell>
          <table:table-cell table:formula="of:=INT([.G1]/(100*(RAND()+RAND())))"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NIGHTBLADES</text:p>
          </table:table-cell>
          <table:table-cell table:formula="of:=FLOOR([.C25]*(FLOOR(RANDBETWEEN(2;21))/100))" office:value-type="float" office:value="8" calcext:value-type="float">
            <text:p>8</text:p>
          </table:table-cell>
          <table:table-cell table:formula="of:=FLOOR([.D25]*(FLOOR(RANDBETWEEN(2;21))/100))" office:value-type="float" office:value="828" calcext:value-type="float">
            <text:p>828</text:p>
          </table:table-cell>
          <table:table-cell table:formula="of:=FLOOR([.E25]*(FLOOR(RANDBETWEEN(2;21))/100))" office:value-type="float" office:value="4" calcext:value-type="float">
            <text:p>4</text:p>
          </table:table-cell>
          <table:table-cell table:formula="of:=FLOOR([.F25]*(FLOOR(RANDBETWEEN(2;21))/100))" office:value-type="float" office:value="51" calcext:value-type="float">
            <text:p>51</text:p>
          </table:table-cell>
          <table:table-cell table:formula="of:=FLOOR([.G25]*(FLOOR(RANDBETWEEN(2;21))/100)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THIEVES</text:p>
          </table:table-cell>
          <table:table-cell table:formula="of:=FLOOR(([.C25]-[.C26])*RAND())" office:value-type="float" office:value="24" calcext:value-type="float">
            <text:p>24</text:p>
          </table:table-cell>
          <table:table-cell table:formula="of:=FLOOR(([.D25]-[.D26])*RAND())" office:value-type="float" office:value="1058" calcext:value-type="float">
            <text:p>1058</text:p>
          </table:table-cell>
          <table:table-cell table:formula="of:=FLOOR(([.E25]-[.E26])*RAND())" office:value-type="float" office:value="46" calcext:value-type="float">
            <text:p>46</text:p>
          </table:table-cell>
          <table:table-cell table:formula="of:=FLOOR(([.F25]-[.F26])*RAND())" office:value-type="float" office:value="86" calcext:value-type="float">
            <text:p>86</text:p>
          </table:table-cell>
          <table:table-cell table:formula="of:=FLOOR(([.G25]-[.G26])*RAND(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ROGUES</text:p>
          </table:table-cell>
          <table:table-cell table:formula="of:=[.C25]-[.C26]-[.C27]" office:value-type="float" office:value="76" calcext:value-type="float">
            <text:p>76</text:p>
          </table:table-cell>
          <table:table-cell table:formula="of:=[.D25]-[.D26]-[.D27]" office:value-type="float" office:value="2986" calcext:value-type="float">
            <text:p>2986</text:p>
          </table:table-cell>
          <table:table-cell table:formula="of:=[.E25]-[.E26]-[.E27]" office:value-type="float" office:value="5" calcext:value-type="float">
            <text:p>5</text:p>
          </table:table-cell>
          <table:table-cell table:formula="of:=[.F25]-[.F26]-[.F27]" office:value-type="float" office:value="203" calcext:value-type="float">
            <text:p>203</text:p>
          </table:table-cell>
          <table:table-cell table:formula="of:=[.G25]-[.G26]-[.G27]"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ALCHEMISTS</text:p>
          </table:table-cell>
          <table:table-cell table:formula="of:=FLOOR([.C1]/(100*(0.5+RAND())))" office:value-type="float" office:value="91" calcext:value-type="float">
            <text:p>91</text:p>
          </table:table-cell>
          <table:table-cell table:formula="of:=FLOOR([.D1]/(100*(0.5+RAND())))" office:value-type="float" office:value="4553" calcext:value-type="float">
            <text:p>4553</text:p>
          </table:table-cell>
          <table:table-cell table:formula="of:=FLOOR([.E1]/(100*(0.5+RAND())))" office:value-type="float" office:value="46" calcext:value-type="float">
            <text:p>46</text:p>
          </table:table-cell>
          <table:table-cell table:formula="of:=FLOOR([.F1]/(100*(0.5+RAND())))" office:value-type="float" office:value="677" calcext:value-type="float">
            <text:p>677</text:p>
          </table:table-cell>
          <table:table-cell table:formula="of:=FLOOR([.G1]/(100*(0.5+RAND())))" office:value-type="float" office:value="1335" calcext:value-type="float">
            <text:p>1335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MAGICIANS</text:p>
          </table:table-cell>
          <table:table-cell table:formula="of:=FLOOR([.C1]/(300*(RAND()+RAND())))" office:value-type="float" office:value="27" calcext:value-type="float">
            <text:p>27</text:p>
          </table:table-cell>
          <table:table-cell table:formula="of:=FLOOR([.D1]/(300*(RAND()+RAND())))" office:value-type="float" office:value="1185" calcext:value-type="float">
            <text:p>1185</text:p>
          </table:table-cell>
          <table:table-cell table:formula="of:=FLOOR([.E1]/(300*(RAND()+RAND())))" office:value-type="float" office:value="33" calcext:value-type="float">
            <text:p>33</text:p>
          </table:table-cell>
          <table:table-cell table:formula="of:=FLOOR([.F1]/(300*(RAND()+RAND())))" office:value-type="float" office:value="129" calcext:value-type="float">
            <text:p>129</text:p>
          </table:table-cell>
          <table:table-cell table:formula="of:=FLOOR([.G1]/(300*(RAND()+RAND()))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ILLUSIONISTS</text:p>
          </table:table-cell>
          <table:table-cell table:formula="of:=FLOOR([.C1]/(600*(RAND()+RAND())))" office:value-type="float" office:value="13" calcext:value-type="float">
            <text:p>13</text:p>
          </table:table-cell>
          <table:table-cell table:formula="of:=FLOOR([.D1]/(600*(RAND()+RAND())))" office:value-type="float" office:value="271" calcext:value-type="float">
            <text:p>271</text:p>
          </table:table-cell>
          <table:table-cell table:formula="of:=FLOOR([.E1]/(600*(RAND()+RAND())))" office:value-type="float" office:value="5" calcext:value-type="float">
            <text:p>5</text:p>
          </table:table-cell>
          <table:table-cell table:formula="of:=FLOOR([.F1]/(600*(RAND()+RAND())))" office:value-type="float" office:value="219" calcext:value-type="float">
            <text:p>219</text:p>
          </table:table-cell>
          <table:table-cell table:formula="of:=FLOOR([.G1]/(600*(RAND()+RAND()))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TOTAL</text:p>
          </table:table-cell>
          <table:table-cell table:formula="of:=[.C30]+[.C29]+[.C31]" office:value-type="float" office:value="131" calcext:value-type="float">
            <text:p>131</text:p>
          </table:table-cell>
          <table:table-cell table:formula="of:=[.D30]+[.D29]+[.D31]" office:value-type="float" office:value="6009" calcext:value-type="float">
            <text:p>6009</text:p>
          </table:table-cell>
          <table:table-cell table:formula="of:=[.E30]+[.E29]+[.E31]" office:value-type="float" office:value="84" calcext:value-type="float">
            <text:p>84</text:p>
          </table:table-cell>
          <table:table-cell table:formula="of:=[.F30]+[.F29]+[.F31]" office:value-type="float" office:value="1025" calcext:value-type="float">
            <text:p>1025</text:p>
          </table:table-cell>
          <table:table-cell table:formula="of:=[.G30]+[.G29]+[.G31]"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ACADEMIES</text:p>
          </table:table-cell>
          <table:table-cell table:formula="of:=FLOOR([.C32]/(100*(0.5+RAND())))" office:value-type="float" office:value="1" calcext:value-type="float">
            <text:p>1</text:p>
          </table:table-cell>
          <table:table-cell table:formula="of:=FLOOR([.D32]/(100*(0.5+RAND())))" office:value-type="float" office:value="46" calcext:value-type="float">
            <text:p>46</text:p>
          </table:table-cell>
          <table:table-cell table:formula="of:=FLOOR([.E32]/(100*(0.5+RAND())))" office:value-type="float" office:value="1" calcext:value-type="float">
            <text:p>1</text:p>
          </table:table-cell>
          <table:table-cell table:formula="of:=FLOOR([.F32]/(100*(0.5+RAND())))" office:value-type="float" office:value="9" calcext:value-type="float">
            <text:p>9</text:p>
          </table:table-cell>
          <table:table-cell table:formula="of:=FLOOR([.G32]/(100*(0.5+RAND())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ATERS</text:p>
          </table:table-cell>
          <table:table-cell office:value-type="string" calcext:value-type="string">
            <text:p>BARDS</text:p>
          </table:table-cell>
          <table:table-cell table:formula="of:=FLOOR([.C1]/(200*(RAND()+RAND())))" office:value-type="float" office:value="40" calcext:value-type="float">
            <text:p>40</text:p>
          </table:table-cell>
          <table:table-cell table:formula="of:=FLOOR([.D1]/(200*(RAND()+RAND())))" office:value-type="float" office:value="2644" calcext:value-type="float">
            <text:p>2644</text:p>
          </table:table-cell>
          <table:table-cell table:formula="of:=FLOOR([.E1]/(200*(RAND()+RAND())))" office:value-type="float" office:value="23" calcext:value-type="float">
            <text:p>23</text:p>
          </table:table-cell>
          <table:table-cell table:formula="of:=FLOOR([.F1]/(200*(RAND()+RAND())))" office:value-type="float" office:value="111" calcext:value-type="float">
            <text:p>111</text:p>
          </table:table-cell>
          <table:table-cell table:formula="of:=FLOOR([.G1]/(200*(RAND()+RAND())))" office:value-type="float" office:value="1168" calcext:value-type="float">
            <text:p>1168</text:p>
          </table:table-cell>
        </table:table-row>
        <table:table-row table:style-name="ro1">
          <table:table-cell table:number-columns-repeated="2" office:value-type="string" calcext:value-type="string">
            <text:p>THEATERS</text:p>
          </table:table-cell>
          <table:table-cell table:formula="of:=FLOOR([.C34]/(FLOOR(RANDBETWEEN(2;21))))" office:value-type="float" office:value="3" calcext:value-type="float">
            <text:p>3</text:p>
          </table:table-cell>
          <table:table-cell table:formula="of:=FLOOR([.D34]/(FLOOR(RANDBETWEEN(2;21))))" office:value-type="float" office:value="264" calcext:value-type="float">
            <text:p>264</text:p>
          </table:table-cell>
          <table:table-cell table:formula="of:=FLOOR([.E34]/(FLOOR(RANDBETWEEN(2;21))))" office:value-type="float" office:value="1" calcext:value-type="float">
            <text:p>1</text:p>
          </table:table-cell>
          <table:table-cell table:formula="of:=FLOOR([.F34]/(FLOOR(RANDBETWEEN(2;21))))" office:value-type="float" office:value="37" calcext:value-type="float">
            <text:p>37</text:p>
          </table:table-cell>
          <table:table-cell table:formula="of:=FLOOR([.G34]/(FLOOR(RANDBETWEEN(2;21))))"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string" calcext:value-type="string">
            <text:p>RANGERS</text:p>
          </table:table-cell>
          <table:table-cell table:formula="of:=FLOOR([.C2]/(10*(RAND()+RAND())))" office:value-type="float" office:value="142" calcext:value-type="float">
            <text:p>142</text:p>
          </table:table-cell>
          <table:table-cell table:formula="of:=FLOOR([.D2]/(10*(RAND()+RAND())))" office:value-type="float" office:value="3568" calcext:value-type="float">
            <text:p>3568</text:p>
          </table:table-cell>
          <table:table-cell table:formula="of:=FLOOR([.E2]/(10*(RAND()+RAND())))" office:value-type="float" office:value="44" calcext:value-type="float">
            <text:p>44</text:p>
          </table:table-cell>
          <table:table-cell table:formula="of:=FLOOR([.F2]/(10*(RAND()+RAND())))" office:value-type="float" office:value="681" calcext:value-type="float">
            <text:p>681</text:p>
          </table:table-cell>
          <table:table-cell table:formula="of:=FLOOR([.G2]/(10*(RAND()+RAND())))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SORCERERS</text:p>
          </table:table-cell>
          <table:table-cell table:formula="of:=FLOOR([.C1]/(1000*(RAND()+RAND())))" office:value-type="float" office:value="7" calcext:value-type="float">
            <text:p>7</text:p>
          </table:table-cell>
          <table:table-cell table:formula="of:=FLOOR([.D1]/(1000*(RAND()+RAND())))" office:value-type="float" office:value="393" calcext:value-type="float">
            <text:p>393</text:p>
          </table:table-cell>
          <table:table-cell table:formula="of:=FLOOR([.E1]/(1000*(RAND()+RAND())))" office:value-type="float" office:value="5" calcext:value-type="float">
            <text:p>5</text:p>
          </table:table-cell>
          <table:table-cell table:formula="of:=FLOOR([.F1]/(1000*(RAND()+RAND())))" office:value-type="float" office:value="59" calcext:value-type="float">
            <text:p>59</text:p>
          </table:table-cell>
          <table:table-cell table:formula="of:=FLOOR([.G1]/(1000*(RAND()+RAND()))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MYSTICS</text:p>
          </table:table-cell>
          <table:table-cell table:formula="of:=FLOOR([.C1]/(1000*(RAND()+RAND())))" office:value-type="float" office:value="11" calcext:value-type="float">
            <text:p>11</text:p>
          </table:table-cell>
          <table:table-cell table:formula="of:=FLOOR([.D1]/(1000*(RAND()+RAND())))" office:value-type="float" office:value="283" calcext:value-type="float">
            <text:p>283</text:p>
          </table:table-cell>
          <table:table-cell table:formula="of:=FLOOR([.E1]/(1000*(RAND()+RAND())))" office:value-type="float" office:value="3" calcext:value-type="float">
            <text:p>3</text:p>
          </table:table-cell>
          <table:table-cell table:formula="of:=FLOOR([.F1]/(1000*(RAND()+RAND())))" office:value-type="float" office:value="29" calcext:value-type="float">
            <text:p>29</text:p>
          </table:table-cell>
          <table:table-cell table:formula="of:=FLOOR([.G1]/(1000*(RAND()+RAND())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AGENCIES</text:p>
          </table:table-cell>
          <table:table-cell table:formula="of:=FLOOR(([.C37]+[.C38])/(8*(0.5+RAND())))" office:value-type="float" office:value="2" calcext:value-type="float">
            <text:p>2</text:p>
          </table:table-cell>
          <table:table-cell table:formula="of:=FLOOR(([.D37]+[.D38])/(8*(0.5+RAND())))" office:value-type="float" office:value="84" calcext:value-type="float">
            <text:p>84</text:p>
          </table:table-cell>
          <table:table-cell table:formula="of:=FLOOR(([.E37]+[.E38])/(8*(0.5+RAND())))" office:value-type="float" office:value="1" calcext:value-type="float">
            <text:p>1</text:p>
          </table:table-cell>
          <table:table-cell table:formula="of:=FLOOR(([.F37]+[.F38])/(8*(0.5+RAND())))" office:value-type="float" office:value="12" calcext:value-type="float">
            <text:p>12</text:p>
          </table:table-cell>
          <table:table-cell table:formula="of:=FLOOR(([.G37]+[.G38])/(8*(0.5+RAND())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ASTROLOGERS</text:p>
          </table:table-cell>
          <table:table-cell table:formula="of:=FLOOR([.C1]/(600*(RAND()+RAND())))" office:value-type="float" office:value="22" calcext:value-type="float">
            <text:p>22</text:p>
          </table:table-cell>
          <table:table-cell table:formula="of:=FLOOR([.D1]/(600*(RAND()+RAND())))" office:value-type="float" office:value="506" calcext:value-type="float">
            <text:p>506</text:p>
          </table:table-cell>
          <table:table-cell table:formula="of:=FLOOR([.E1]/(600*(RAND()+RAND())))" office:value-type="float" office:value="6" calcext:value-type="float">
            <text:p>6</text:p>
          </table:table-cell>
          <table:table-cell table:formula="of:=FLOOR([.F1]/(600*(RAND()+RAND())))" office:value-type="float" office:value="118" calcext:value-type="float">
            <text:p>118</text:p>
          </table:table-cell>
          <table:table-cell table:formula="of:=FLOOR([.G1]/(600*(RAND()+RAND()))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SEERS</text:p>
          </table:table-cell>
          <table:table-cell table:formula="of:=FLOOR([.C1]/(600*(RAND()+RAND())))" office:value-type="float" office:value="13" calcext:value-type="float">
            <text:p>13</text:p>
          </table:table-cell>
          <table:table-cell table:formula="of:=FLOOR([.D1]/(600*(RAND()+RAND())))" office:value-type="float" office:value="518" calcext:value-type="float">
            <text:p>518</text:p>
          </table:table-cell>
          <table:table-cell table:formula="of:=FLOOR([.E1]/(600*(RAND()+RAND())))" office:value-type="float" office:value="5" calcext:value-type="float">
            <text:p>5</text:p>
          </table:table-cell>
          <table:table-cell table:formula="of:=FLOOR([.F1]/(600*(RAND()+RAND())))" office:value-type="float" office:value="45" calcext:value-type="float">
            <text:p>45</text:p>
          </table:table-cell>
          <table:table-cell table:formula="of:=FLOOR([.G1]/(600*(RAND()+RAND()))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HALLS OF KNOWLEDGE</text:p>
          </table:table-cell>
          <table:table-cell table:formula="of:=FLOOR(([.C40]+[.C41])/(25*(RAND()+RAND())))" office:value-type="float" office:value="1" calcext:value-type="float">
            <text:p>1</text:p>
          </table:table-cell>
          <table:table-cell table:formula="of:=FLOOR(([.D40]+[.D41])/(25*(RAND()+RAND())))" office:value-type="float" office:value="86" calcext:value-type="float">
            <text:p>86</text:p>
          </table:table-cell>
          <table:table-cell table:formula="of:=FLOOR(([.E40]+[.E41])/(25*(RAND()+RAND())))" office:value-type="float" office:value="0" calcext:value-type="float">
            <text:p>0</text:p>
          </table:table-cell>
          <table:table-cell table:formula="of:=FLOOR(([.F40]+[.F41])/(25*(RAND()+RAND())))" office:value-type="float" office:value="5" calcext:value-type="float">
            <text:p>5</text:p>
          </table:table-cell>
          <table:table-cell table:formula="of:=FLOOR(([.G40]+[.G41])/(25*(RAND()+RAND())))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DRUIDS</text:p>
          </table:table-cell>
          <table:table-cell table:formula="of:=FLOOR([.C1]/(1000*(RAND()+RAND())))" office:value-type="float" office:value="9" calcext:value-type="float">
            <text:p>9</text:p>
          </table:table-cell>
          <table:table-cell table:formula="of:=FLOOR([.D1]/(1000*(RAND()+RAND())))" office:value-type="float" office:value="218" calcext:value-type="float">
            <text:p>218</text:p>
          </table:table-cell>
          <table:table-cell table:formula="of:=FLOOR([.E1]/(1000*(RAND()+RAND())))" office:value-type="float" office:value="13" calcext:value-type="float">
            <text:p>13</text:p>
          </table:table-cell>
          <table:table-cell table:formula="of:=FLOOR([.F1]/(1000*(RAND()+RAND())))" office:value-type="float" office:value="37" calcext:value-type="float">
            <text:p>37</text:p>
          </table:table-cell>
          <table:table-cell table:formula="of:=FLOOR([.G1]/(1000*(RAND()+RAND()))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RUIDS</text:p>
          </table:table-cell>
          <table:table-cell office:value-type="string" calcext:value-type="string">
            <text:p>GROVES</text:p>
          </table:table-cell>
          <table:table-cell table:formula="of:=FLOOR([.C43]/(10*(0.5+RAND())))" office:value-type="float" office:value="1" calcext:value-type="float">
            <text:p>1</text:p>
          </table:table-cell>
          <table:table-cell table:formula="of:=FLOOR([.D43]/(10*(0.5+RAND())))" office:value-type="float" office:value="15" calcext:value-type="float">
            <text:p>15</text:p>
          </table:table-cell>
          <table:table-cell table:formula="of:=FLOOR([.E43]/(10*(0.5+RAND())))" office:value-type="float" office:value="2" calcext:value-type="float">
            <text:p>2</text:p>
          </table:table-cell>
          <table:table-cell table:formula="of:=FLOOR([.F43]/(10*(0.5+RAND())))" office:value-type="float" office:value="5" calcext:value-type="float">
            <text:p>5</text:p>
          </table:table-cell>
          <table:table-cell table:formula="of:=FLOOR([.G43]/(10*(0.5+RAND())))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ANIMISTS</text:p>
          </table:table-cell>
          <table:table-cell table:formula="of:=FLOOR([.C1]/(600*(RAND()+RAND())))" office:value-type="float" office:value="9" calcext:value-type="float">
            <text:p>9</text:p>
          </table:table-cell>
          <table:table-cell table:formula="of:=FLOOR([.D1]/(600*(RAND()+RAND())))" office:value-type="float" office:value="3215" calcext:value-type="float">
            <text:p>3215</text:p>
          </table:table-cell>
          <table:table-cell table:formula="of:=FLOOR([.E1]/(600*(RAND()+RAND())))" office:value-type="float" office:value="6" calcext:value-type="float">
            <text:p>6</text:p>
          </table:table-cell>
          <table:table-cell table:formula="of:=FLOOR([.F1]/(600*(RAND()+RAND())))" office:value-type="float" office:value="56" calcext:value-type="float">
            <text:p>56</text:p>
          </table:table-cell>
          <table:table-cell table:formula="of:=FLOOR([.G1]/(600*(RAND()+RAND())))" office:value-type="float" office:value="273" calcext:value-type="float">
            <text:p>273</text:p>
          </table:table-cell>
        </table:table-row>
        <table:table-row table:style-name="ro1">
          <table:table-cell table:number-columns-repeated="2" office:value-type="string" calcext:value-type="string">
            <text:p>MENTALISTS</text:p>
          </table:table-cell>
          <table:table-cell table:formula="of:=FLOOR([.C1]/(600*(RAND()+RAND())))" office:value-type="float" office:value="15" calcext:value-type="float">
            <text:p>15</text:p>
          </table:table-cell>
          <table:table-cell table:formula="of:=FLOOR([.D1]/(600*(RAND()+RAND())))" office:value-type="float" office:value="434" calcext:value-type="float">
            <text:p>434</text:p>
          </table:table-cell>
          <table:table-cell table:formula="of:=FLOOR([.E1]/(600*(RAND()+RAND())))" office:value-type="float" office:value="5" calcext:value-type="float">
            <text:p>5</text:p>
          </table:table-cell>
          <table:table-cell table:formula="of:=FLOOR([.F1]/(600*(RAND()+RAND())))" office:value-type="float" office:value="187" calcext:value-type="float">
            <text:p>187</text:p>
          </table:table-cell>
          <table:table-cell table:formula="of:=FLOOR([.G1]/(600*(RAND()+RAND())))" office:value-type="float" office:value="211" calcext:value-type="float">
            <text:p>211</text:p>
          </table:table-cell>
        </table:table-row>
      </table:table>
      <table:table table:name="MURANN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FIGHTERS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NCO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JUNIOR OFFICER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SENIOR OFFICE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GENERA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STUDENT MO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MONASTER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 STUDEN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 STUDEN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S MAS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 MAS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CLERGY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TEMPLES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SHRINES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SQUIRES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PALADINS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PALADINS ERRANTS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TOTAL HEALERS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CHANNELING HEALER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LAY HEALER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CLINIC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UNDERWORLD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NIGHTBLAD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THIEVE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ROGUES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ALCHEMISTS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MAGICIAN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ILLUSIONI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TOTA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ACADEMI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ATERS</text:p>
          </table:table-cell>
          <table:table-cell office:value-type="string" calcext:value-type="string">
            <text:p>BARD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THEAT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RANGERS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SORCERER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MYSTIC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AGENCI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ASTROLOGER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SEER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HALLS OF KNOWLED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DRUID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RUIDS</text:p>
          </table:table-cell>
          <table:table-cell office:value-type="string" calcext:value-type="string">
            <text:p>GRO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ANIMIST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string" calcext:value-type="string">
            <text:p>MENTALISTS</text:p>
          </table:table-cell>
          <table:table-cell office:value-type="float" office:value="47" calcext:value-type="float">
            <text:p>47</text:p>
          </table:table-cell>
        </table:table-row>
      </table:table>
      <table:table table:name="Athkat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 office:value-type="float" office:value="122000" calcext:value-type="float">
            <text:p>122000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FIGHTERS</text:p>
          </table:table-cell>
          <table:table-cell office:value-type="float" office:value="15539" calcext:value-type="float">
            <text:p>15539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NCOs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JUNIOR OFFICER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SENIOR OFFICE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GENERA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STUDENT MONKS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number-columns-repeated="2" office:value-type="string" calcext:value-type="string">
            <text:p>MONASTER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 STUDE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 STUDENTS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WARRIOR MONKS MAS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ASTERIES</text:p>
          </table:table-cell>
          <table:table-cell office:value-type="string" calcext:value-type="string">
            <text:p>MONK MASTE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CLERGY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TEMPLES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SHRINE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SQUIRE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PALADIN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HURCHES</text:p>
          </table:table-cell>
          <table:table-cell office:value-type="string" calcext:value-type="string">
            <text:p>PALADINS ERRANT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TOTAL HEALERS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CHANNELING HEALER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LAY HEALERS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HEALERS</text:p>
          </table:table-cell>
          <table:table-cell office:value-type="string" calcext:value-type="string">
            <text:p>CLINIC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UNDERWORLD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NIGHTBLADE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THIEVES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UNDERWORLD</text:p>
          </table:table-cell>
          <table:table-cell office:value-type="string" calcext:value-type="string">
            <text:p>ROGUES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ALCHEMISTS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MAGICIAN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ILLUSIONIST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TOTAL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MAGES</text:p>
          </table:table-cell>
          <table:table-cell office:value-type="string" calcext:value-type="string">
            <text:p>ACADEMI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ATERS</text:p>
          </table:table-cell>
          <table:table-cell office:value-type="string" calcext:value-type="string">
            <text:p>BARDS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 office:value-type="string" calcext:value-type="string">
            <text:p>THEATER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RANGERS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SORCERER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MYSTIC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pecial AGENTS</text:p>
          </table:table-cell>
          <table:table-cell office:value-type="string" calcext:value-type="string">
            <text:p>AGENCI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ASTROLOGER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SEER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CHOLARS</text:p>
          </table:table-cell>
          <table:table-cell office:value-type="string" calcext:value-type="string">
            <text:p>HALLS OF KNOWLED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DRUID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RUIDS</text:p>
          </table:table-cell>
          <table:table-cell office:value-type="string" calcext:value-type="string">
            <text:p>GRO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ANIMIST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string" calcext:value-type="string">
            <text:p>MENTALISTS</text:p>
          </table:table-cell>
          <table:table-cell office:value-type="float" office:value="169" calcext:value-type="float">
            <text:p>1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meta:initial-creator>Inconnu</meta:initial-creator>
    <meta:editing-cycles>20</meta:editing-cycles>
    <dc:date>2021-11-29T20:24:07.415503910</dc:date>
    <meta:creation-date>2021-11-17T21:21:03</meta:creation-date>
    <meta:editing-duration>P11DT22H3M40S</meta:editing-duration>
    <meta:document-statistic meta:table-count="3" meta:cell-count="595" meta:object-count="0"/>
  </office:meta>
</office:document-meta>
</file>